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e8218" officeooo:paragraph-rsid="001e8218"/>
    </style:style>
    <style:style style:name="P2" style:family="paragraph" style:parent-style-name="Standard">
      <style:text-properties officeooo:rsid="001fe940" officeooo:paragraph-rsid="001fe94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fe9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ilisateur(<text:span text:style-name="T1">PseudoUser</text:span><text:span text:style-name="T2">, AdresseMel, DateNaissance, Sexe, Ville, Etude, nbMessage, MoyenneQualitéMsg, LangageProg, NiveauProg, DerniereConnexion, </text:span><text:span text:style-name="T3">#Rang, #status)</text:span></text:p>
      <text:p text:style-name="P1"><text:span text:style-name="T2"/></text:p>
      <text:p text:style-name="P1"><text:span text:style-name="T2">Status(</text:span><text:span text:style-name="T1">IntituléStatus</text:span><text:span text:style-name="T3">)</text:span></text:p>
      <text:p text:style-name="P1"><text:span text:style-name="T2"/></text:p>
      <text:p text:style-name="P1"><text:span text:style-name="T2">Message(</text:span><text:span text:style-name="T1">IdMessage</text:span><text:span text:style-name="T2">, DateMessage, Contenu, Qualité, </text:span><text:span text:style-name="T3">#PseudoUser, #IdSujet)</text:span></text:p>
      <text:p text:style-name="P1"><text:span text:style-name="T2"/></text:p>
      <text:p text:style-name="P1"><text:span text:style-name="T2">Sujet(</text:span><text:span text:style-name="T1">IdSignal</text:span><text:span text:style-name="T2">, DateCreation, Popularité, </text:span><text:span text:style-name="T3">#NomCategorie)</text:span></text:p>
      <text:p text:style-name="P1"><text:span text:style-name="T2"/></text:p>
      <text:p text:style-name="P1"><text:span text:style-name="T2">Catégorie(</text:span><text:span text:style-name="T1">NomCategorie</text:span><text:span text:style-name="T2">, popularité, </text:span><text:span text:style-name="T3">#NomSection)</text:span></text:p>
      <text:p text:style-name="P1"><text:span text:style-name="T2"/></text:p>
      <text:p text:style-name="P1"><text:span text:style-name="T2">Section(</text:span><text:span text:style-name="T1">NomSection</text:span><text:span text:style-name="T2">, Popularité</text:span><text:span text:style-name="T3">)</text:span></text:p>
      <text:p text:style-name="P1"><text:span text:style-name="T2"/></text:p>
      <text:p text:style-name="P1"><text:span text:style-name="T2">Rang(</text:span><text:span text:style-name="T1">NomRang</text:span><text:span text:style-name="T2">, PalierAcces</text:span><text:span text:style-name="T3">)</text:span></text:p>
      <text:p text:style-name="P1"><text:span text:style-name="T2"/></text:p>
      <text:p text:style-name="P1"><text:span text:style-name="T2">Support(</text:span><text:span text:style-name="T1">Idsupport</text:span><text:span text:style-name="T2">, systemeExploitation, NavigateurWeb</text:span><text:span text:style-name="T3">)</text:span></text:p>
      <text:p text:style-name="P1"><text:span text:style-name="T2"/></text:p>
      <text:p text:style-name="P1"><text:span text:style-name="T2">Statistiques(</text:span><text:span text:style-name="T1">Date</text:span><text:span text:style-name="T2">, </text:span><text:span text:style-name="T1">TrancheHoraire</text:span><text:span text:style-name="T2">, NbConnections, NbMessagesPostés</text:span><text:span text:style-name="T3">)</text:span></text:p>
      <text:p text:style-name="P1"><text:span text:style-name="T2"/></text:p>
      <text:p text:style-name="P2"><text:span text:style-name="T2">UtilisateurSupport(</text:span><text:span text:style-name="T1">#IdSupport</text:span><text:span text:style-name="T2">, </text:span><text:span text:style-name="T1">#PseudoUser</text:span><text:span text:style-name="T2">)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22:12:17.702761561</meta:creation-date>
    <dc:date>2017-03-15T22:25:11.496617063</dc:date>
    <meta:editing-duration>PT12M53S</meta:editing-duration>
    <meta:editing-cycles>2</meta:editing-cycles>
    <meta:generator>LibreOffice/5.2.6.2$Linux_X86_64 LibreOffice_project/20m0$Build-2</meta:generator>
    <meta:document-statistic meta:table-count="0" meta:image-count="0" meta:object-count="0" meta:page-count="1" meta:paragraph-count="10" meta:word-count="40" meta:character-count="580" meta:non-whitespace-character-count="549"/>
  </office:meta>
</office:document-meta>
</file>